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left="0.5in" fo:text-indent="-0.25in">
        <style:tab-stops>
          <style:tab-stop style:type="left" style:position="0in"/>
        </style:tab-stops>
      </style:paragraph-properties>
      <style:text-properties fo:font-weight="bold" style:font-weight-asian="bold" style:font-weight-complex="bold" fo:color="#FF0000" fo:font-size="12pt" style:font-size-asian="12pt" style:font-size-complex="12pt"/>
    </style:style>
    <style:style style:name="P2"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color="#FF0000" fo:font-size="12pt" style:font-size-asian="12pt" style:font-size-complex="12pt"/>
    </style:style>
    <style:style style:name="P3"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4"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5"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6" style:parent-style-name="Normal" style:list-style-name="LFO5" style:family="paragraph">
      <style:text-properties fo:font-weight="bold" style:font-weight-asian="bold" style:font-weight-complex="bold" fo:font-size="12pt" style:font-size-asian="12pt" style:font-size-complex="12pt"/>
    </style:style>
    <style:style style:name="P7" style:parent-style-name="Normal" style:list-style-name="LFO5" style:family="paragraph">
      <style:text-properties fo:font-weight="bold" style:font-weight-asian="bold" style:font-weight-complex="bold" fo:font-size="12pt" style:font-size-asian="12pt" style:font-size-complex="12pt"/>
    </style:style>
    <style:style style:name="P8" style:parent-style-name="Normal" style:list-style-name="LFO5" style:family="paragraph">
      <style:text-properties fo:font-weight="bold" style:font-weight-asian="bold" style:font-weight-complex="bold" fo:font-size="12pt" style:font-size-asian="12pt" style:font-size-complex="12pt"/>
    </style:style>
    <style:style style:name="P9"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10"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color="#FF0000" fo:font-size="12pt" style:font-size-asian="12pt" style:font-size-complex="12pt"/>
    </style:style>
    <style:style style:name="P11"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12"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13"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14"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15" style:parent-style-name="Normal" style:list-style-name="LFO6" style:family="paragraph">
      <style:text-properties fo:font-weight="bold" style:font-weight-asian="bold" style:font-weight-complex="bold" fo:font-size="12pt" style:font-size-asian="12pt" style:font-size-complex="12pt"/>
    </style:style>
    <style:style style:name="P16" style:parent-style-name="Normal" style:list-style-name="LFO6" style:family="paragraph">
      <style:text-properties fo:font-weight="bold" style:font-weight-asian="bold" style:font-weight-complex="bold" fo:font-size="12pt" style:font-size-asian="12pt" style:font-size-complex="12pt"/>
    </style:style>
    <style:style style:name="P17" style:parent-style-name="Normal" style:list-style-name="LFO6" style:family="paragraph">
      <style:text-properties fo:font-weight="bold" style:font-weight-asian="bold" style:font-weight-complex="bold" fo:font-size="12pt" style:font-size-asian="12pt" style:font-size-complex="12pt"/>
    </style:style>
    <style:style style:name="P18" style:parent-style-name="Normal" style:list-style-name="LFO6" style:family="paragraph">
      <style:text-properties fo:font-weight="bold" style:font-weight-asian="bold" style:font-weight-complex="bold" fo:font-size="12pt" style:font-size-asian="12pt" style:font-size-complex="12pt"/>
    </style:style>
    <style:style style:name="P19"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0" style:parent-style-name="Normal" style:family="paragraph">
      <style:paragraph-properties fo:margin-left="0.5in" fo:text-indent="-0.25in">
        <style:tab-stops>
          <style:tab-stop style:type="left" style:position="0in"/>
        </style:tab-stops>
      </style:paragraph-properties>
    </style:style>
    <style:style style:name="T21" style:parent-style-name="Policepardéfaut" style:family="text">
      <style:text-properties fo:font-weight="bold" style:font-weight-asian="bold" style:font-weight-complex="bold" fo:color="#FF0000" fo:font-size="12pt" style:font-size-asian="12pt" style:font-size-complex="12pt"/>
    </style:style>
    <style:style style:name="P22"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3"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4"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5"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6"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7"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8"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9"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30"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31"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32"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33" style:parent-style-name="Normal" style:list-style-name="LFO7" style:family="paragraph">
      <style:text-properties fo:font-weight="bold" style:font-weight-asian="bold" style:font-weight-complex="bold" fo:font-size="12pt" style:font-size-asian="12pt" style:font-size-complex="12pt"/>
    </style:style>
    <style:style style:name="P34" style:parent-style-name="Normal" style:list-style-name="LFO7" style:family="paragraph">
      <style:text-properties fo:font-weight="bold" style:font-weight-asian="bold" style:font-weight-complex="bold" fo:font-size="12pt" style:font-size-asian="12pt" style:font-size-complex="12pt"/>
    </style:style>
    <style:style style:name="P35" style:parent-style-name="Normal" style:list-style-name="LFO7" style:family="paragraph">
      <style:text-properties fo:font-weight="bold" style:font-weight-asian="bold" style:font-weight-complex="bold" fo:font-size="12pt" style:font-size-asian="12pt" style:font-size-complex="12pt"/>
    </style:style>
    <style:style style:name="P36" style:parent-style-name="Normal" style:list-style-name="LFO7" style:family="paragraph">
      <style:text-properties fo:font-weight="bold" style:font-weight-asian="bold" style:font-weight-complex="bold" fo:font-size="12pt" style:font-size-asian="12pt" style:font-size-complex="12pt"/>
    </style:style>
    <style:style style:name="P37" style:parent-style-name="Normal" style:list-style-name="LFO7" style:family="paragraph">
      <style:text-properties fo:font-weight="bold" style:font-weight-asian="bold" style:font-weight-complex="bold" fo:font-size="12pt" style:font-size-asian="12pt" style:font-size-complex="12pt"/>
    </style:style>
    <style:style style:name="P38" style:parent-style-name="Normal" style:list-style-name="LFO7" style:family="paragraph">
      <style:text-properties fo:font-weight="bold" style:font-weight-asian="bold" style:font-weight-complex="bold" fo:font-size="12pt" style:font-size-asian="12pt" style:font-size-complex="12pt"/>
    </style:style>
    <style:style style:name="P39" style:parent-style-name="Normal" style:list-style-name="LFO7" style:family="paragraph">
      <style:text-properties fo:font-weight="bold" style:font-weight-asian="bold" style:font-weight-complex="bold" fo:font-size="12pt" style:font-size-asian="12pt" style:font-size-complex="12pt"/>
    </style:style>
    <style:style style:name="P40"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41" style:parent-style-name="Normal" style:list-style-name="LFO8" style:family="paragraph">
      <style:text-properties fo:font-weight="bold" style:font-weight-asian="bold" style:font-weight-complex="bold" fo:font-size="12pt" style:font-size-asian="12pt" style:font-size-complex="12pt"/>
    </style:style>
    <style:style style:name="P42" style:parent-style-name="Normal" style:list-style-name="LFO8" style:family="paragraph">
      <style:text-properties fo:font-weight="bold" style:font-weight-asian="bold" style:font-weight-complex="bold" fo:font-size="12pt" style:font-size-asian="12pt" style:font-size-complex="12pt"/>
    </style:style>
    <style:style style:name="P43" style:parent-style-name="Normal" style:list-style-name="LFO8" style:family="paragraph">
      <style:text-properties fo:font-weight="bold" style:font-weight-asian="bold" style:font-weight-complex="bold" fo:font-size="12pt" style:font-size-asian="12pt" style:font-size-complex="12pt"/>
    </style:style>
    <style:style style:name="P44" style:parent-style-name="Normal" style:list-style-name="LFO8" style:family="paragraph">
      <style:text-properties fo:font-weight="bold" style:font-weight-asian="bold" style:font-weight-complex="bold" fo:font-size="12pt" style:font-size-asian="12pt" style:font-size-complex="12pt"/>
    </style:style>
    <style:style style:name="P45"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46" style:parent-style-name="Normal" style:family="paragraph">
      <style:paragraph-properties fo:margin-left="0.5in" fo:text-indent="-0.25in">
        <style:tab-stops>
          <style:tab-stop style:type="left" style:position="0in"/>
        </style:tab-stops>
      </style:paragraph-properties>
      <style:text-properties fo:font-weight="bold" style:font-weight-asian="bold" style:font-weight-complex="bold" fo:color="#FF0000" fo:font-size="12pt" style:font-size-asian="12pt" style:font-size-complex="12pt"/>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list-style-name="LFO9" style:family="paragraph">
      <style:text-properties fo:font-weight="bold" style:font-weight-asian="bold" style:font-weight-complex="bold"/>
    </style:style>
    <style:style style:name="P53" style:parent-style-name="Normal" style:list-style-name="LFO9"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office:automatic-styles>
  <office:body>
    <office:text text:use-soft-page-breaks="true">
      <text:p text:style-name="P1">Job1</text:p>
      <text:p text:style-name="P2">I-</text:p>
      <text:p text:style-name="P3">La commande ls est utilisée dans les systèmes Unix et Linux pour lister les fichiers et répertoires dans un répertoire donné. Pour accéder au manuel de la commande ls, vous pouvez utiliser la commande suivante dans votre terminal :</text:p>
      <text:p text:style-name="P4">man ls</text:p>
      <text:p text:style-name="P5">Cela ouvrira le manuel de la commande ls, où vous trouverez des informations détaillées sur son utilisation, ses options et ses arguments. Par exemple, certaines options courantes incluent :</text:p>
      <text:list text:style-name="LFO5" text:continue-numbering="true">
        <text:list-item>
          <text:p text:style-name="P6">-l : Affiche les fichiers en format long, avec des informations détaillées.</text:p>
        </text:list-item>
        <text:list-item>
          <text:p text:style-name="P7">-a : Affiche tous les fichiers, y compris les fichiers cachés.</text:p>
        </text:list-item>
        <text:list-item>
          <text:p text:style-name="P8">-h : Affiche les tailles de fichiers dans un format lisible (par exemple, Ko, Mo).</text:p>
        </text:list-item>
      </text:list>
      <text:p text:style-name="P9">N'hésitez pas à me demander si vous avez besoin de plus d'informations sur une option spécifique ou une autre commande !</text:p>
      <text:p text:style-name="P10">II-</text:p>
      <text:p text:style-name="P11">Les fichiers cachés dans le répertoire personnel (home) d'un utilisateur Unix ou Linux sont généralement des fichiers de configuration. Ils commencent par un point (.) et sont utilisés pour stocker des paramètres et des préférences pour divers programmes et environnements.</text:p>
      <text:p text:style-name="P12">Pour voir ces fichiers cachés, vous pouvez utiliser la commande ls avec l'option -a :</text:p>
      <text:p text:style-name="P13">ls -a ~</text:p>
      <text:p text:style-name="P14">Voici quelques exemples courants de fichiers cachés que vous pourriez trouver dans votre répertoire personnel :</text:p>
      <text:list text:style-name="LFO6" text:continue-numbering="true">
        <text:list-item>
          <text:p text:style-name="P15">.bashrc : Fichier de configuration pour le shell Bash.</text:p>
        </text:list-item>
        <text:list-item>
          <text:p text:style-name="P16">.profile : Fichier de configuration pour les paramètres de l'utilisateur.</text:p>
        </text:list-item>
        <text:list-item>
          <text:p text:style-name="P17">.ssh : Répertoire contenant les clés SSH et les fichiers de configuration associés.</text:p>
        </text:list-item>
        <text:list-item>
          <text:p text:style-name="P18">.config : Répertoire contenant les fichiers de configuration pour diverses applications.</text:p>
        </text:list-item>
      </text:list>
      <text:p text:style-name="P19">Si vous avez d'autres questions ou besoin d'aide supplémentaire, n'hésitez pas à demander !</text:p>
      <text:p text:style-name="P20"><text:span text:style-name="T21">III-</text:span></text:p>
      <text:soft-page-break/>
      <text:p text:style-name="P22">Pour afficher les fichiers cachés dans votre répertoire personnel avec leurs informations sur les droits d'accès sous forme de liste, vous pouvez utiliser la commande suivante dans votre terminal :</text:p>
      <text:p text:style-name="P23">ls -la ~</text:p>
      <text:p text:style-name="P24">Cette commande combine les options -l (format long) et -a (afficher tous les fichiers, y compris les fichiers cachés). Voici un exemple de ce que vous pourriez voir :</text:p>
      <text:p text:style-name="P25">drwxr-xr-x <text:s/>5 user user 4096 Jan <text:s/>6 20:32 .</text:p>
      <text:p text:style-name="P26">drwxr-xr-x <text:s/>3 root root 4096 Jan <text:s/>6 20:32 ..</text:p>
      <text:p text:style-name="P27">-rw-r--r-- <text:s/>1 user user <text:s/>220 Jan <text:s/>6 20:32 .bash_logout</text:p>
      <text:p text:style-name="P28">-rw-r--r-- <text:s/>1 user user 3771 Jan <text:s/>6 20:32 .bashrc</text:p>
      <text:p text:style-name="P29">drwx------ <text:s/>2 user user 4096 Jan <text:s/>6 20:32 .cache</text:p>
      <text:p text:style-name="P30">drwx------ <text:s/>3 user user 4096 Jan <text:s/>6 20:32 .config</text:p>
      <text:p text:style-name="P31">-rw-r--r-- <text:s/>1 user user <text:s/>807 Jan <text:s/>6 20:32 .profile</text:p>
      <text:p text:style-name="P32">Dans cet exemple :</text:p>
      <text:list text:style-name="LFO7" text:continue-numbering="true">
        <text:list-item>
          <text:p text:style-name="P33">drwxr-xr-x : Indique les droits d'accès (lecture, écriture, exécution) pour le propriétaire, le groupe et les autres utilisateurs.</text:p>
        </text:list-item>
        <text:list-item>
          <text:p text:style-name="P34">5 : Nombre de liens vers le fichier ou le répertoire.</text:p>
        </text:list-item>
        <text:list-item>
          <text:p text:style-name="P35">user : Propriétaire du fichier.</text:p>
        </text:list-item>
        <text:list-item>
          <text:p text:style-name="P36">user : Groupe propriétaire du fichier.</text:p>
        </text:list-item>
        <text:list-item>
          <text:p text:style-name="P37">4096 : Taille du fichier en octets.</text:p>
        </text:list-item>
        <text:list-item>
          <text:p text:style-name="P38">Jan 6 20:32 : Date et heure de la dernière modification.</text:p>
        </text:list-item>
        <text:list-item>
          <text:p text:style-name="P39">.bashrc : Nom du fichier.</text:p>
        </text:list-item>
      </text:list>
      <text:p text:style-name="P40">Les fichiers et répertoires qui commencent par un point (.) sont des fichiers cachés. Les droits d'accès sont représentés par une série de lettres et de tirets :</text:p>
      <text:list text:style-name="LFO8" text:continue-numbering="true">
        <text:list-item>
          <text:p text:style-name="P41">r : Lecture</text:p>
        </text:list-item>
        <text:list-item>
          <text:p text:style-name="P42">w : Écriture</text:p>
        </text:list-item>
        <text:list-item>
          <text:p text:style-name="P43">x : Exécution</text:p>
        </text:list-item>
        <text:list-item>
          <text:p text:style-name="P44">- : Aucun droit</text:p>
        </text:list-item>
      </text:list>
      <text:p text:style-name="P45">Si vous avez des questions sur un fichier spécifique ou sur les droits d'accès, n'hésitez pas à demander !</text:p>
      <text:soft-page-break/>
      <text:p text:style-name="P46">IV-</text:p>
      <text:p text:style-name="P47">-Comment ajouter des options à une commande ?</text:p>
      <text:p text:style-name="P48">Pour ajouter des options à une commande dans un terminal Unix ou Linux, vous devez inclure les options après le nom de la commande. Les options modifient le comportement de la commande et peuvent être combinées pour obtenir les résultats souhaités. Par exemple, pour lister les fichiers dans un répertoire avec des détails supplémentaires, vous pouvez utiliser la commande ls avec les options -l et -a :</text:p>
      <text:p text:style-name="P49">ls -la</text:p>
      <text:p text:style-name="P50">-Quelles sont les deux syntaxes principales d’écriture des options pour une commande ?</text:p>
      <text:p text:style-name="P51">Il existe deux syntaxes principales pour écrire des options pour une commande :</text:p>
      <text:list text:style-name="LFO9" text:continue-numbering="true">
        <text:list-item>
          <text:p text:style-name="P52">Options courtes : Elles sont généralement composées d'un seul caractère précédé d'un tiret (-). Par exemple, -l pour afficher les fichiers en format long et -a pour afficher tous les fichiers, y compris les fichiers cachés. Les options courtes peuvent souvent être combinées. Par exemple, ls -la est équivalent à ls -l -a.</text:p>
        </text:list-item>
        <text:list-item>
          <text:p text:style-name="P53">Options longues : Elles sont composées de mots complets précédés de deux tirets (--). Par exemple, --all pour afficher tous les fichiers et --long pour afficher les fichiers en format long. Les options longues ne peuvent pas être combinées de la même manière que les options courtes. Par exemple, ls --all --long.</text:p>
        </text:list-item>
      </text:list>
      <text:p text:style-name="P54">Voici un exemple d'utilisation des deux types d'options avec la commande ls :</text:p>
      <text:p text:style-name="P55">ls -la</text:p>
      <text:p text:style-name="P56">ou</text:p>
      <text:p text:style-name="P57">ls --all --lo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rrahmane Hamadache</meta:initial-creator>
    <dc:creator>Abderrahmane Hamadache</dc:creator>
    <meta:creation-date>2025-01-06T14:49:00Z</meta:creation-date>
    <dc:date>2025-01-06T19:39:00Z</dc:date>
    <meta:template xlink:href="Normal" xlink:type="simple"/>
    <meta:editing-cycles>1</meta:editing-cycles>
    <meta:editing-duration>PT1380S</meta:editing-duration>
    <meta:document-statistic meta:page-count="3" meta:paragraph-count="8" meta:word-count="687" meta:character-count="4462" meta:row-count="31" meta:non-whitespace-character-count="3783"/>
  </office:meta>
</office:document-meta>
</file>